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style:text-position="super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6.00pt" style:text-position="super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8.00pt" style:text-position="sub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2">Имеется много возможностей форматирования символов. Можно</text:span></text:p>
      <text:p text:style-name="P2"><text:span text:style-name="T3">менять шрифт<text:s/></text:span><text:span text:style-name="T4">(Times) и<text:s/></text:span><text:span text:style-name="T5">размер</text:span><text:span text:style-name="T6"><text:s/>(20)<text:s/></text:span><text:span text:style-name="T7">шрифта</text:span><text:span text:style-name="T8"><text:s/>(24),</text:span></text:p>
      <text:p text:style-name="P2"><text:span text:style-name="T8">можно менять начертание шрифта, например использовать<text:s/></text:span><text:span text:style-name="T9">полу- жирное начертание</text:span><text:span text:style-name="T10">,<text:s/></text:span><text:span text:style-name="T11">курсив</text:span><text:span text:style-name="T12"><text:s/>или<text:s/></text:span><text:span text:style-name="T13">полужирный курсив</text:span><text:span text:style-name="T14">. Имеются дополнительные возможности, такие как<text:s/></text:span><text:span text:style-name="T15">одинарное подчёркивание</text:span><text:span text:style-name="T16">,<text:s/></text:span><text:span text:style-name="T17">подчёркивание</text:span><text:span text:style-name="T18"><text:s/></text:span><text:span text:style-name="T19">только</text:span><text:span text:style-name="T20"><text:s/></text:span><text:span text:style-name="T21">слов</text:span><text:span text:style-name="T22">,<text:s/></text:span><text:span text:style-name="T23">двойное подчёркивание</text:span><text:span text:style-name="T24">, пунктирное<text:s/></text:span><text:span text:style-name="T25">п</text:span><text:span text:style-name="T26">о</text:span><text:span text:style-name="T27">д</text:span><text:span text:style-name="T28">ч</text:span><text:span text:style-name="T29">ё</text:span><text:span text:style-name="T30">р</text:span><text:span text:style-name="T31">к</text:span><text:span text:style-name="T32">и</text:span><text:span text:style-name="T33">в</text:span><text:span text:style-name="T34">а</text:span><text:span text:style-name="T35">н</text:span><text:span text:style-name="T36">и</text:span><text:span text:style-name="T37">е</text:span><text:span text:style-name="T38">. Текст можно также<text:s/></text:span><text:span text:style-name="T39">зачеркнуть</text:span><text:span text:style-name="T40">, сделать<text:s/></text:span><text:span text:style-name="T41">верхним</text:span><text:span text:style-name="T42"><text:s/>или<text:s/></text:span><text:span text:style-name="T43">нижним<text:s/></text:span><text:span text:style-name="T44">, индексом сместить<text:s/></text:span><text:span text:style-name="T45">вверх</text:span><text:span text:style-name="T46"><text:s/>или<text:s/></text:span><text:span text:style-name="T47">вниз<text:s/></text:span><text:span text:style-name="T48">написать<text:s/></text:span><text:span text:style-name="T49">малыми пропис- ными буквами<text:s/></text:span><text:span text:style-name="T50">или ПРОСТО ПРОПИСНЫМИ БУКВАМИ. Текст может быть уплотнённым (на 1,4 пт) или р а з р е ж е н н ы м (на 1,8 пт).<text:s/></text:span><text:span text:style-name="T51">Цвет шрифта может быть различным, например красным</text:span><text:span text:style-name="T52">. Текст может быть скрытым, т. е. не выводиться на печать и экран.</text:span></text:p>
      <text:p text:style-name="P3"><text:span text:style-name="T53"/></text:p>
      <text:p text:style-name="P3"><text:span text:style-name="T5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